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unito Sans" svg:font-family="'Nunito Sans'" style:font-family-generic="swiss"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eeeeee" loext:opacity="100%" style:font-name="Nunito Sans" fo:font-style="italic" fo:font-weight="normal" officeooo:rsid="00016466" officeooo:paragraph-rsid="00016466" style:font-style-asian="italic" style:font-weight-asian="normal" style:font-style-complex="italic" style:font-weight-complex="normal"/>
    </style:style>
    <style:style style:name="P2" style:family="paragraph" style:parent-style-name="Standard">
      <style:paragraph-properties fo:text-align="center" style:justify-single-word="false"/>
      <style:text-properties fo:color="#eeeeee" loext:opacity="100%" style:font-name="Nunito Sans" fo:font-size="14pt" fo:font-weight="bold" officeooo:rsid="00016466" officeooo:paragraph-rsid="00016466" style:font-size-asian="14pt" style:font-weight-asian="bold" style:font-size-complex="14pt" style:font-weight-complex="bold"/>
    </style:style>
    <style:style style:name="P3" style:family="paragraph" style:parent-style-name="Standard">
      <style:paragraph-properties fo:text-align="center" style:justify-single-word="false"/>
      <style:text-properties fo:color="#eeeeee" loext:opacity="100%" style:font-name="Nunito Sans" fo:font-size="14pt" fo:font-style="italic" fo:font-weight="normal" officeooo:rsid="00016466" officeooo:paragraph-rsid="00016466" style:font-size-asian="14pt" style:font-style-asian="italic" style:font-weight-asian="normal" style:font-size-complex="14pt" style:font-style-complex="italic" style:font-weight-complex="normal"/>
    </style:style>
    <style:style style:name="P4" style:family="paragraph" style:parent-style-name="Standard" style:list-style-name="L1">
      <style:paragraph-properties fo:text-align="start" style:justify-single-word="false"/>
      <style:text-properties fo:color="#eeeeee" loext:opacity="100%" style:font-name="Nunito Sans" fo:font-style="normal" fo:font-weight="normal" officeooo:rsid="0002eec1" officeooo:paragraph-rsid="0002eec1"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color="#eeeeee" loext:opacity="100%" style:font-name="Nunito Sans" fo:font-style="normal" fo:font-weight="normal" officeooo:rsid="0002eec1" officeooo:paragraph-rsid="0002eec1" style:font-style-asian="normal" style:font-weight-asian="normal" style:font-style-complex="normal" style:font-weight-complex="normal"/>
    </style:style>
    <style:style style:name="P6" style:family="paragraph" style:parent-style-name="Standard" style:list-style-name="L2">
      <style:paragraph-properties fo:text-align="start" style:justify-single-word="false"/>
      <style:text-properties fo:color="#eeeeee" loext:opacity="100%" style:font-name="Nunito Sans" fo:font-style="normal" fo:font-weight="normal" officeooo:rsid="0002eec1" officeooo:paragraph-rsid="0002eec1" style:font-style-asian="normal" style:font-weight-asian="normal" style:font-style-complex="normal" style:font-weight-complex="normal"/>
    </style:style>
    <style:style style:name="P7" style:family="paragraph" style:parent-style-name="Standard" style:list-style-name="L3">
      <style:paragraph-properties fo:text-align="start" style:justify-single-word="false"/>
      <style:text-properties fo:color="#eeeeee" loext:opacity="100%" style:font-name="Nunito Sans" fo:font-style="normal" fo:font-weight="normal" officeooo:rsid="0002eec1" officeooo:paragraph-rsid="0002eec1" style:font-style-asian="normal" style:font-weight-asian="normal" style:font-style-complex="normal" style:font-weight-complex="normal"/>
    </style:style>
    <style:style style:name="P8" style:family="paragraph" style:parent-style-name="Standard" style:list-style-name="L4">
      <style:paragraph-properties fo:text-align="start" style:justify-single-word="false"/>
      <style:text-properties fo:color="#eeeeee" loext:opacity="100%" style:font-name="Nunito Sans" fo:font-style="normal" fo:font-weight="normal" officeooo:rsid="0002eec1" officeooo:paragraph-rsid="0002eec1" style:font-style-asian="normal" style:font-weight-asian="normal" style:font-style-complex="normal" style:font-weight-complex="normal"/>
    </style:style>
    <style:style style:name="P9" style:family="paragraph" style:parent-style-name="Standard" style:list-style-name="L1">
      <style:paragraph-properties fo:text-align="start" style:justify-single-word="false"/>
      <style:text-properties fo:color="#eeeeee" loext:opacity="100%" officeooo:rsid="0002eec1" officeooo:paragraph-rsid="0002eec1"/>
    </style:style>
    <style:style style:name="T1" style:family="text">
      <style:text-properties officeooo:rsid="0002eec1"/>
    </style:style>
    <style:style style:name="T2" style:family="text">
      <style:text-properties style:font-name="Nunito Sans" fo:font-style="normal" fo:font-weight="normal" style:font-style-asian="normal" style:font-weight-asian="normal" style:font-style-complex="normal" style:font-weight-complex="normal"/>
    </style:style>
    <style:style style:name="T3" style:family="text">
      <style:text-properties style:font-name="Nunito Sans" fo:font-style="normal" fo:font-weight="normal" officeooo:rsid="00074867" style:font-style-asian="normal" style:font-weight-asian="normal" style:font-style-complex="normal" style:font-weight-complex="normal"/>
    </style:style>
    <style:style style:name="T4" style:family="text">
      <style:text-properties style:font-name="Nunito Sans" fo:font-style="normal" fo:font-weight="normal" officeooo:rsid="00087613" style:font-style-asian="normal" style:font-weight-asian="normal" style:font-style-complex="normal" style:font-weight-complex="normal"/>
    </style:style>
    <style:style style:name="T5" style:family="text">
      <style:text-properties style:font-name="Nunito Sans" fo:font-style="normal" fo:font-weight="bold" style:font-style-asian="normal" style:font-weight-asian="bold" style:font-style-complex="normal" style:font-weight-complex="bold"/>
    </style:style>
    <style:style style:name="T6" style:family="text">
      <style:text-properties style:font-name="Nunito San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Nunito Sans" fo:font-size="12pt" fo:font-style="normal" fo:font-weight="normal" fo:background-color="#1f1f1f" loext:char-shading-value="0" style:font-size-asian="12pt" style:font-style-asian="normal" style:font-weight-asian="normal" style:font-size-complex="12pt" style:font-style-complex="normal" style:font-weight-complex="normal"/>
    </style:style>
    <style:style style:name="T8" style:family="text">
      <style:text-properties officeooo:rsid="0008761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uter Graphics</text:p>
      <text:p text:style-name="P3">Exercises <text:span text:style-name="T1">1</text:span></text:p>
      <text:p text:style-name="P1"/>
      <text:list text:style-name="L1">
        <text:list-item>
          <text:p text:style-name="P4">Encapsulate the indexed triangle renderer in separate structs/classes, headers and functions. Take note that state-setting methods do not need to be called each frame.</text:p>
        </text:list-item>
      </text:list>
      <text:p text:style-name="P5"/>
      <text:list xml:id="list163502903982236" text:continue-numbering="true" text:style-name="L1">
        <text:list-item>
          <text:p text:style-name="P4">Write an input class that will be fed using SDL window messages in order to store keyboard and mouse state. Function names can be chosen freely, example names are provided below.</text:p>
          <text:list>
            <text:list-item>
              <text:p text:style-name="P9"><text:span text:style-name="T2">Implement the functions get_key, get_key_down and get_key_up, which should each take a parameter (such as an </text:span><text:span text:style-name="T5">SDL_KeyCode</text:span><text:span text:style-name="T2">). <text:s/>For clarification:</text:span></text:p>
            </text:list-item>
          </text:list>
        </text:list-item>
      </text:list>
      <text:list text:style-name="L2">
        <text:list-item>
          <text:p text:style-name="P6">get_key<text:span text:style-name="T8">_down</text:span>(key) → is this key currently being pressed?</text:p>
        </text:list-item>
        <text:list-item>
          <text:p text:style-name="P6">get_key_<text:span text:style-name="T8">pressed</text:span>(key) → was this key pressed down in this exact frame?</text:p>
        </text:list-item>
        <text:list-item>
          <text:p text:style-name="P6">get_key_<text:span text:style-name="T8">released</text:span>(key) → was this key released in this exact frame?</text:p>
        </text:list-item>
      </text:list>
      <text:list text:continue-list="list163502903982236" text:style-name="L1">
        <text:list-item>
          <text:list>
            <text:list-item>
              <text:p text:style-name="P9"><text:span text:style-name="T2">Implement the same for mouse input using get_button</text:span><text:span text:style-name="T4">_down</text:span><text:span text:style-name="T2">, get_button_</text:span><text:span text:style-name="T4">pressed</text:span><text:span text:style-name="T2">, get_button_</text:span><text:span text:style-name="T4">released</text:span><text:span text:style-name="T2"> with the same rules as in a).</text:span><text:span text:style-name="T6"> </text:span><text:span text:style-name="T7">Find the corresponding SDL event type in the SDL documentation (google is your friend).</text:span></text:p>
            </text:list-item>
            <text:list-item>
              <text:p text:style-name="P9"><text:span text:style-name="T2">Implement the functions get_mouse_pos and get_mouse_delta, which both return a vector of length two containing both x and y of the requested coordinates. </text:span><text:span text:style-name="T3">Again, find the SDL event type and how to access the motion data using SDL documentation.</text:span></text:p>
            </text:list-item>
          </text:list>
        </text:list-item>
      </text:list>
      <text:list text:style-name="L3">
        <text:list-item>
          <text:p text:style-name="P7">get_mouse_pos() → current mouse position in screen coordinates</text:p>
        </text:list-item>
        <text:list-item>
          <text:p text:style-name="P7">get_mouse_delta() → how much the mouse moved since last frame</text:p>
        </text:list-item>
      </text:list>
      <text:list text:style-name="L4">
        <text:list-header>
          <text:p text:style-name="P8"/>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unito Sans" svg:font-family="'Nunito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1c1c1c" style:writing-mode="lr-tb" style:layout-grid-color="#c0c0c0" style:layout-grid-lines="20" style:layout-grid-base-height="0.278in" style:layout-grid-ruby-height="0.139in" style:layout-grid-mode="none" style:layout-grid-ruby-below="false" style:layout-grid-print="false" style:layout-grid-display="false" draw:fill="solid" draw:fill-color="#1c1c1c"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1c1c1c"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16:32:50.859913221</meta:creation-date>
    <dc:date>2023-11-03T16:35:01.783375333</dc:date>
    <meta:editing-duration>PT19M29S</meta:editing-duration>
    <meta:editing-cycles>6</meta:editing-cycles>
    <meta:generator>LibreOffice/7.5.7.1$Linux_X86_64 LibreOffice_project/50$Build-1</meta:generator>
    <meta:document-statistic meta:table-count="0" meta:image-count="0" meta:object-count="0" meta:page-count="1" meta:paragraph-count="12" meta:word-count="205" meta:character-count="1302" meta:non-whitespace-character-count="1118"/>
  </office:meta>
</office:document-meta>
</file>